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48pt" style:font-size-asian="48pt" style:font-size-complex="48pt"/>
    </style:style>
    <style:style style:name="P2" style:parent-style-name="Standard" style:family="paragraph">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T4" style:parent-style-name="DefaultParagraphFont" style:family="text">
      <style:text-properties fo:font-size="22pt" style:font-size-asian="22pt" style:font-size-complex="22pt"/>
    </style:style>
    <style:style style:name="P5" style:parent-style-name="Standard" style:family="paragraph">
      <style:paragraph-properties fo:text-align="justify" fo:line-height="200%"/>
      <style:text-properties fo:font-size="16pt" style:font-size-asian="16pt" style:font-size-complex="16pt"/>
    </style:style>
    <style:style style:name="P6" style:parent-style-name="Standard" style:family="paragraph">
      <style:paragraph-properties fo:text-align="justify" fo:line-height="200%"/>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fo:font-size="16pt" style:font-size-asian="16pt" style:font-size-complex="16pt"/>
    </style:style>
    <style:style style:name="P9" style:parent-style-name="Standard" style:family="paragraph">
      <style:paragraph-properties fo:text-align="justify" fo:line-height="200%"/>
      <style:text-properties fo:font-size="8pt" style:font-size-asian="8pt" style:font-size-complex="8pt"/>
    </style:style>
    <style:style style:name="P10" style:parent-style-name="Standard" style:family="paragraph">
      <style:paragraph-properties fo:text-align="justify" fo:line-height="200%"/>
      <style:text-properties fo:font-size="16pt" style:font-size-asian="16pt" style:font-size-complex="16pt"/>
    </style:style>
    <style:style style:name="P11" style:parent-style-name="Standard" style:family="paragraph">
      <style:paragraph-properties fo:text-align="justify" fo:line-height="200%"/>
      <style:text-properties fo:font-size="16pt" style:font-size-asian="16pt" style:font-size-complex="16pt"/>
    </style:style>
    <style:style style:name="P12" style:parent-style-name="Standard" style:family="paragraph">
      <style:paragraph-properties fo:text-align="justify" fo:line-height="200%"/>
      <style:text-properties fo:font-size="16pt" style:font-size-asian="16pt" style:font-size-complex="16pt"/>
    </style:style>
    <style:style style:name="P13" style:parent-style-name="Standard" style:family="paragraph">
      <style:paragraph-properties fo:text-align="justify" fo:line-height="200%"/>
      <style:text-properties fo:font-size="8pt" style:font-size-asian="8pt" style:font-size-complex="8pt"/>
    </style:style>
    <style:style style:name="P14" style:parent-style-name="Standard" style:family="paragraph">
      <style:paragraph-properties fo:text-align="justify" fo:line-height="200%"/>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6pt" style:font-size-asian="16pt" style:font-size-complex="16pt"/>
    </style:style>
    <style:style style:name="P17" style:parent-style-name="Standard" style:family="paragraph">
      <style:paragraph-properties fo:text-align="justify" fo:line-height="200%"/>
      <style:text-properties fo:font-size="8pt" style:font-size-asian="8pt" style:font-size-complex="8pt"/>
    </style:style>
    <style:style style:name="P18" style:parent-style-name="Standard" style:family="paragraph">
      <style:paragraph-properties fo:text-align="justify" fo:line-height="200%"/>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office:automatic-styles>
  <office:body>
    <office:text text:use-soft-page-breaks="true">
      <text:p text:style-name="P1"><text:s text:c="11"/>WRITING</text:p>
      <text:p text:style-name="P2"/>
      <text:p text:style-name="Standard"><text:span text:style-name="T3"><text:s text:c="38"/></text:span><text:span text:style-name="T4">Christian Jacobsen</text:span></text:p>
      <text:p text:style-name="P5"><text:tab/></text:p>
      <text:p text:style-name="P6"><text:span text:style-name="T7"><text:tab/>I have chosen the topic of cyber-bullying resulting in expulsion. I think that it should. I have three<text:s/></text:span><text:span text:style-name="T8">reasons why I think kids shouldn't be allowed to cyber-bully. It can make kids feel just as bad as physical bullying, and make kids feel unsafe on their phones. It should not be tolerated at all, and here are the reasons that I think so.</text:span></text:p>
      <text:p text:style-name="P9"/>
      <text:p text:style-name="P10"><text:tab/>My first reason is that cyber-bullying is just as bad as physical bullying, and can make kids feel just as bad. Even though it is not punching or kicking, it can still feel like someone is punching or kicking your feelings. It can be bad enough just to make someone feel a<text:s/>little down, or bad enough to make them scared to go back to school. If someone is scared that much to the point that they don't want to go to school with the same kid who bullied them, they shouldn't have to. Kids are supposed to be able to have fun on their phones and not be scared.</text:p>
      <text:p text:style-name="P11"/>
      <text:soft-page-break/>
      <text:p text:style-name="P12"><text:tab/>My second reason is that kids need to feel safe when using their phones. If they can't, they may start to get scared whenever they go on their phones. Even if they're not texting or calling the same person that bullied them<text:s/>before, the con still be afraid because of what someone had said so them earlier. The shouldn't need to be scared at all that someone might text something scary or frightening to them. Kids need to be aware that no one can be mean on the Internet without getting a severe punishment for it.<text:s/></text:p>
      <text:p text:style-name="P13"/>
      <text:p text:style-name="P14"><text:span text:style-name="T15"><text:tab/>Another reason that I have for cyber-bulling resulting in expulsion is that kids won't cyber-bully others and it may help the bullies become better people. If kids can't bully others as much, they might start not to bull</text:span><text:span text:style-name="T16">y others at all. There are some kids who only bully on the Internet, and that would stop bullying from people like them. It would be great if we could have a school with no bullies. I can't stand it when others are bullied.</text:span></text:p>
      <text:p text:style-name="P17"/>
      <text:p text:style-name="P18"><text:span text:style-name="T19"><text:tab/>I think that it would be nice<text:s/></text:span><text:span text:style-name="T20">if</text:span><text:span text:style-name="T21"><text:s/>all cyber-bullies were punished for their actions. Kids should be able to do whatever they want on their phones safely. <text:s text:c="4"/>I think that cyber-bullying shouldn't be tolerated at all no matter what. Those are the reasons that I think cyber-bullying shoul</text:span><text:span text:style-name="T22">d result in expul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g Price</dc:creator>
    <meta:creation-date>2016-04-07T09:27:00Z</meta:creation-date>
    <dc:date>2016-04-07T20:12:00Z</dc:date>
    <meta:print-date>2016-04-07T19:52:00Z</meta:print-date>
    <meta:template xlink:href="Normal" xlink:type="simple"/>
    <meta:editing-cycles>6</meta:editing-cycles>
    <meta:editing-duration>PT2940S</meta:editing-duration>
    <meta:document-statistic meta:page-count="2" meta:paragraph-count="4" meta:word-count="336" meta:character-count="2253" meta:row-count="16" meta:non-whitespace-character-count="1921"/>
  </office:meta>
</office:document-meta>
</file>